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7">
      <style:text-properties officeooo:paragraph-rsid="001ff305"/>
    </style:style>
    <style:style style:name="P9" style:family="paragraph" style:parent-style-name="Text_20_body" style:list-style-name="L8"/>
    <style:style style:name="P10" style:family="paragraph" style:parent-style-name="Text_20_body">
      <style:text-properties officeooo:paragraph-rsid="001ff3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ff305"/>
    </style:style>
    <style:style style:name="T4" style:family="text">
      <style:text-properties officeooo:rsid="001ff305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ircular Buffer Module</text:p>
      <text:p text:style-name="Subtitle">Instructions on how to release new versions of the CBUFF Module</text:p>
      <text:h text:style-name="Heading_20_1" text:outline-level="1">Foreward</text:h>
      <text:p text:style-name="Text_20_body">This document describes how to:</text:p>
      <text:list xml:id="list1342657189" text:style-name="L1">
        <text:list-item>
          <text:p text:style-name="P1">release a new version of the CBUFF Module</text:p>
        </text:list-item>
        <text:list-item>
          <text:p text:style-name="P1">how to decide on the version number</text:p>
        </text:list-item>
        <text:list-item>
          <text:p text:style-name="P1">how to name the download ZIP file</text:p>
        </text:list-item>
        <text:list-item>
          <text:p text:style-name="P1">what needs to be rebuilt and updated prior to a release</text:p>
        </text:list-item>
      </text:list>
      <text:h text:style-name="Heading_20_1" text:outline-level="1">Change Log</text:h>
      <text:p text:style-name="P10"><text:span text:style-name="T4">4</text:span><text:span text:style-name="T3">th</text:span><text:span text:style-name="T4"> November 2011 – Added doxygen folder to list of folders needed in package</text:span></text:p>
      <text:p text:style-name="Text_20_body">9<text:span text:style-name="T2">th</text:span> November <text:span text:style-name="T4">2010</text:span> – Initial document creation.</text:p>
      <text:h text:style-name="Heading_20_1" text:outline-level="1">Version Numbering</text:h>
      <text:p text:style-name="Text_20_body">The CBUFF Module uses version numbering in the format vX.Y, where:</text:p>
      <text:list xml:id="list1413960367" text:style-name="L2">
        <text:list-item>
          <text:p text:style-name="P2">X is the main revision number, and</text:p>
        </text:list-item>
        <text:list-item>
          <text:p text:style-name="P2">Y is the sub-revision number</text:p>
        </text:list-item>
      </text:list>
      <text:p text:style-name="Text_20_body">The main revision number will only be incremented when major changes have been made to the module which affect:</text:p>
      <text:list xml:id="list340661389" text:style-name="L3">
        <text:list-item>
          <text:p text:style-name="P3">The module's API</text:p>
        </text:list-item>
        <text:list-item>
          <text:p text:style-name="P3">More than half of the module's functionality</text:p>
        </text:list-item>
      </text:list>
      <text:p text:style-name="Text_20_body">If in doubt, consult the module's developers and obtain agreement for incrementing the main revision number.</text:p>
      <text:p text:style-name="Text_20_body">The sub-revision number shall be incremented for every minor release of the CBUFF Module. Changes that accomodate the following are reasons for incrementing the sub-revision number:</text:p>
      <text:list xml:id="list916569299" text:style-name="L4">
        <text:list-item>
          <text:p text:style-name="P4">Minor improvement to the API (new feature)</text:p>
        </text:list-item>
        <text:list-item>
          <text:p text:style-name="P4">Bug fixes</text:p>
        </text:list-item>
        <text:list-item>
          <text:p text:style-name="P4">Test-suite improvements</text:p>
        </text:list-item>
        <text:list-item>
          <text:p text:style-name="P4">Addition of new examples</text:p>
        </text:list-item>
        <text:list-item>
          <text:p text:style-name="P4">Documentation improvements</text:p>
        </text:list-item>
      </text:list>
      <text:p text:style-name="Text_20_body">Each new sub release increments the sub-revision number by one. The sub-revision number can increase indefinitely.</text:p>
      <text:p text:style-name="Text_20_body">The sub-revision always increments by one, regardless if the release is of type 'stable' or 'feature' (see below).</text:p>
      <text:h text:style-name="Heading_20_1" text:outline-level="1"><text:soft-page-break/>Release Types</text:h>
      <text:p text:style-name="Text_20_body">There are two types of release; stable and feature.</text:p>
      <text:list xml:id="list97524372" text:style-name="L5">
        <text:list-item>
          <text:p text:style-name="P5">stable – a full release of the module that is thought to be fully functional and stable; all known blocker, major or critical bugs are fixed; all new features are fully functional</text:p>
        </text:list-item>
        <text:list-item>
          <text:p text:style-name="P5">feature – a release of the module where there are still some known normal, minor, trivial or enhacement bugs. Someone needs a release of the module to be able to use or assess some feature improvements.</text:p>
        </text:list-item>
      </text:list>
      <text:p text:style-name="Text_20_body">When tagging the repository (git tag -a vX.Y), please annotate with the release type. When creating the ZIP download file, please add the test 'stable' or 'feature' to the file name (see below).</text:p>
      <text:h text:style-name="Heading_20_1" text:outline-level="1">Release Process</text:h>
      <text:p text:style-name="Text_20_body">When development on the CBUFF Module has reached a point where a new release is necessary, the following points need to be followed in order to release the new version.</text:p>
      <text:list xml:id="list1043346606" text:style-name="L6">
        <text:list-item>
          <text:p text:style-name="P6">Ensure that your local repository is up to date (git fetch, git merge).</text:p>
        </text:list-item>
        <text:list-item>
          <text:p text:style-name="P6">Ensure that the /cbuffTest test-suites pass for all currently supported architectures and toolsuites. Make a best effort to test all architectures if it is not possible to run the tests yourself. If certain architectures were not tested, please list these in the /Documentation/circular-buffer-change-log.odt file.</text:p>
        </text:list-item>
        <text:list-item>
          <text:p text:style-name="P6">Ensure that all issues on bugzilla related to this release are marked as „FIXED“ (check the 'Issue Tracking' link on Project Kenai).</text:p>
        </text:list-item>
        <text:list-item>
          <text:p text:style-name="P6">Update the file /Documentation/circular_buffer_module.odt. List any new features, test results, API changes etc.</text:p>
        </text:list-item>
        <text:list-item>
          <text:p text:style-name="P6">Rebuild the PDF file of the /Documentation/circular_buffer_module.odt.</text:p>
        </text:list-item>
        <text:list-item>
          <text:p text:style-name="P6">Update the /Documentation/circular-buffer-change-log.odt. List all fixed bugs, added improvements, changes and any known outstanding issues. Please list the bugzilla ID for fixed bugs.</text:p>
        </text:list-item>
        <text:list-item>
          <text:p text:style-name="P6">Tag the repository with the chosen version numebr (git tag -a vX.Y). <text:span text:style-name="T1">NOTE:</text:span> Always annotate the tag with -a and enter some useful details about the release, the reason for the release and any known issues about this release version.</text:p>
        </text:list-item>
        <text:list-item>
          <text:p text:style-name="P6">Create a ZIP file named 'cbuff-module-[release-type]-vX.Y.zip' that contains the files in the following folders:</text:p>
        </text:list-item>
      </text:list>
      <text:list xml:id="list1245958567" text:style-name="L7">
        <text:list-item>
          <text:list>
            <text:list-item>
              <text:p text:style-name="P7">cbuff_module</text:p>
            </text:list-item>
            <text:list-item>
              <text:p text:style-name="P7">cbuffExamples</text:p>
            </text:list-item>
            <text:list-item>
              <text:p text:style-name="P7">cbuffPerfMeasurements</text:p>
            </text:list-item>
            <text:list-item>
              <text:p text:style-name="P7">cbuffTest</text:p>
            </text:list-item>
            <text:list-item>
              <text:p text:style-name="P7">Doc-O-Matic</text:p>
            </text:list-item>
            <text:list-item>
              <text:p text:style-name="P7">Documentation</text:p>
            </text:list-item>
            <text:list-item>
              <text:p text:style-name="P7">DOM</text:p>
            </text:list-item>
            <text:list-item>
              <text:p text:style-name="P8"><text:span text:style-name="T4">doxygen</text:span></text:p>
            </text:list-item>
            <text:list-item>
              <text:p text:style-name="P7"><text:soft-page-break/>License</text:p>
            </text:list-item>
          </text:list>
        </text:list-item>
      </text:list>
      <text:list xml:id="list2111693927" text:style-name="L8">
        <text:list-item>
          <text:p text:style-name="P9">On Project Kenai, cbuff-module project, add a new download folder named 'cbuff-module-[release-type]-vX.Y'</text:p>
        </text:list-item>
        <text:list-item>
          <text:p text:style-name="P9">Upload the generated ZIP file to this folder.</text:p>
        </text:list-item>
        <text:list-item>
          <text:p text:style-name="P9">If required, generate a tar.gz and .7zip files too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Code_5f_Example" style:display-name="Code_Example" style:family="paragraph" style:class="text">
      <style:text-properties style:font-name="Courier New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art Cording</meta:initial-creator>
    <meta:creation-date>2010-05-26T06:25:01.45</meta:creation-date>
    <dc:date>2011-11-04T19:42:25</dc:date>
    <dc:creator>Stuart Cording</dc:creator>
    <meta:editing-duration>PT18H21M13S</meta:editing-duration>
    <meta:editing-cycles>42</meta:editing-cycles>
    <meta:generator>OpenOffice.org/3.2$Linux OpenOffice.org_project/320m19$Build-9505</meta:generator>
    <meta:document-statistic meta:table-count="0" meta:image-count="0" meta:object-count="0" meta:page-count="3" meta:paragraph-count="54" meta:word-count="617" meta:character-count="3772"/>
  </office:meta>
</office:document-meta>
</file>